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paragraph-rsid="011c2009" style:font-weight-asian="bold" style:font-weight-complex="bold"/>
    </style:style>
    <style:style style:name="P2" style:family="paragraph" style:parent-style-name="Text_20_body">
      <style:text-properties fo:font-weight="bold" officeooo:rsid="024ad863" officeooo:paragraph-rsid="024ad863" style:font-weight-asian="bold" style:font-weight-complex="bold"/>
    </style:style>
    <style:style style:name="P3" style:family="paragraph" style:parent-style-name="Text_20_body">
      <style:text-properties officeooo:rsid="02266356" officeooo:paragraph-rsid="0229e12d"/>
    </style:style>
    <style:style style:name="P4" style:family="paragraph" style:parent-style-name="Text_20_body">
      <style:text-properties officeooo:paragraph-rsid="0233716e"/>
    </style:style>
    <style:style style:name="P5" style:family="paragraph" style:parent-style-name="Text_20_body">
      <style:text-properties officeooo:paragraph-rsid="0239fdff"/>
    </style:style>
    <style:style style:name="P6" style:family="paragraph" style:parent-style-name="Text_20_body">
      <style:text-properties officeooo:paragraph-rsid="02357fed"/>
    </style:style>
    <style:style style:name="P7" style:family="paragraph" style:parent-style-name="Text_20_body">
      <style:text-properties officeooo:paragraph-rsid="0249005b"/>
    </style:style>
    <style:style style:name="P8" style:family="paragraph" style:parent-style-name="Text_20_body">
      <style:text-properties officeooo:rsid="0249005b" officeooo:paragraph-rsid="024ad863"/>
    </style:style>
    <style:style style:name="P9" style:family="paragraph" style:parent-style-name="Text_20_body">
      <style:text-properties officeooo:paragraph-rsid="024976c8"/>
    </style:style>
    <style:style style:name="P10" style:family="paragraph" style:parent-style-name="Text_20_body">
      <style:text-properties officeooo:paragraph-rsid="024ad863"/>
    </style:style>
    <style:style style:name="P11" style:family="paragraph" style:parent-style-name="Text_20_body">
      <style:text-properties fo:font-weight="bold" officeooo:rsid="024ad863" officeooo:paragraph-rsid="024ad863" style:font-weight-asian="bold" style:font-weight-complex="bold"/>
    </style:style>
    <style:style style:name="P12" style:family="paragraph" style:parent-style-name="Text_20_body">
      <style:text-properties fo:font-weight="bold" officeooo:rsid="024ad863" officeooo:paragraph-rsid="024c53de" style:font-weight-asian="bold" style:font-weight-complex="bold"/>
    </style:style>
    <style:style style:name="P13" style:family="paragraph" style:parent-style-name="Text_20_body">
      <style:text-properties officeooo:paragraph-rsid="024ad863"/>
    </style:style>
    <style:style style:name="P14" style:family="paragraph" style:parent-style-name="Text_20_body">
      <style:text-properties officeooo:rsid="024d0742" officeooo:paragraph-rsid="024d07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951" style:font-weight-asian="bold" style:font-weight-complex="bold"/>
    </style:style>
    <style:style style:name="T3" style:family="text">
      <style:text-properties fo:font-weight="bold" officeooo:rsid="0147670a" style:font-weight-asian="bold" style:font-weight-complex="bold"/>
    </style:style>
    <style:style style:name="T4" style:family="text">
      <style:text-properties fo:font-weight="bold" officeooo:rsid="021521a3" style:font-weight-asian="bold" style:font-weight-complex="bold"/>
    </style:style>
    <style:style style:name="T5" style:family="text">
      <style:text-properties fo:font-weight="bold" officeooo:rsid="0215dff0" style:font-weight-asian="bold" style:font-weight-complex="bold"/>
    </style:style>
    <style:style style:name="T6" style:family="text">
      <style:text-properties fo:font-weight="bold" officeooo:rsid="0225a64d" style:font-weight-asian="bold" style:font-weight-complex="bold"/>
    </style:style>
    <style:style style:name="T7" style:family="text">
      <style:text-properties fo:font-weight="bold" officeooo:rsid="02266356" style:font-weight-asian="bold" style:font-weight-complex="bold"/>
    </style:style>
    <style:style style:name="T8" style:family="text">
      <style:text-properties fo:font-weight="bold" officeooo:rsid="0228abd6" style:font-weight-asian="bold" style:font-weight-complex="bold"/>
    </style:style>
    <style:style style:name="T9" style:family="text">
      <style:text-properties fo:font-weight="bold" officeooo:rsid="022b58ca" style:font-weight-asian="bold" style:font-weight-complex="bold"/>
    </style:style>
    <style:style style:name="T10" style:family="text">
      <style:text-properties fo:font-weight="bold" officeooo:rsid="0245af71" style:font-weight-asian="bold" style:font-weight-complex="bold"/>
    </style:style>
    <style:style style:name="T11" style:family="text">
      <style:text-properties fo:font-weight="bold" officeooo:rsid="024750b6" style:font-weight-asian="bold" style:font-weight-complex="bold"/>
    </style:style>
    <style:style style:name="T12" style:family="text">
      <style:text-properties fo:font-weight="bold" officeooo:rsid="0249005b" style:font-weight-asian="bold" style:font-weight-complex="bold"/>
    </style:style>
    <style:style style:name="T13" style:family="text">
      <style:text-properties fo:font-weight="bold" officeooo:rsid="024ad863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215c429" style:font-weight-asian="normal" style:font-weight-complex="normal"/>
    </style:style>
    <style:style style:name="T16" style:family="text">
      <style:text-properties fo:font-weight="normal" officeooo:rsid="022b58ca" style:font-weight-asian="normal" style:font-weight-complex="normal"/>
    </style:style>
    <style:style style:name="T17" style:family="text">
      <style:text-properties fo:font-weight="normal" officeooo:rsid="022d0e3a" style:font-weight-asian="normal" style:font-weight-complex="normal"/>
    </style:style>
    <style:style style:name="T18" style:family="text">
      <style:text-properties fo:font-weight="normal" officeooo:rsid="022fbbdc" style:font-weight-asian="normal" style:font-weight-complex="normal"/>
    </style:style>
    <style:style style:name="T19" style:family="text">
      <style:text-properties fo:font-weight="normal" officeooo:rsid="0234f99f" style:font-weight-asian="normal" style:font-weight-complex="normal"/>
    </style:style>
    <style:style style:name="T20" style:family="text">
      <style:text-properties fo:font-weight="normal" officeooo:rsid="0239fdff" style:font-weight-asian="normal" style:font-weight-complex="normal"/>
    </style:style>
    <style:style style:name="T21" style:family="text">
      <style:text-properties fo:font-weight="normal" officeooo:rsid="024750b6" style:font-weight-asian="normal" style:font-weight-complex="normal"/>
    </style:style>
    <style:style style:name="T22" style:family="text">
      <style:text-properties fo:font-weight="normal" officeooo:rsid="02478363" style:font-weight-asian="normal" style:font-weight-complex="normal"/>
    </style:style>
    <style:style style:name="T23" style:family="text">
      <style:text-properties fo:font-weight="normal" officeooo:rsid="00e51007" style:font-weight-asian="normal" style:font-weight-complex="normal"/>
    </style:style>
    <style:style style:name="T24" style:family="text">
      <style:text-properties fo:font-weight="normal" officeooo:rsid="0249005b" style:font-weight-asian="normal" style:font-weight-complex="normal"/>
    </style:style>
    <style:style style:name="T25" style:family="text">
      <style:text-properties fo:font-weight="normal" officeooo:rsid="024976c8" style:font-weight-asian="normal" style:font-weight-complex="normal"/>
    </style:style>
    <style:style style:name="T26" style:family="text">
      <style:text-properties fo:font-weight="normal" officeooo:rsid="024ad863" style:font-weight-asian="normal" style:font-weight-complex="normal"/>
    </style:style>
    <style:style style:name="T27" style:family="text">
      <style:text-properties fo:font-weight="normal" officeooo:rsid="024d0742" style:font-weight-asian="normal" style:font-weight-complex="normal"/>
    </style:style>
    <style:style style:name="T28" style:family="text">
      <style:text-properties officeooo:rsid="00e51007"/>
    </style:style>
    <style:style style:name="T29" style:family="text">
      <style:text-properties officeooo:rsid="01f9c472"/>
    </style:style>
    <style:style style:name="T30" style:family="text">
      <style:text-properties officeooo:rsid="02375ee2"/>
    </style:style>
    <style:style style:name="T31" style:family="text">
      <style:text-properties officeooo:rsid="024976c8"/>
    </style:style>
    <style:style style:name="T32" style:family="text">
      <style:text-properties officeooo:rsid="024ad863"/>
    </style:style>
    <style:style style:name="T33" style:family="text">
      <style:text-properties officeooo:rsid="024d07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CB IT Stuff recording <text:span text:style-name="T30">23 August</text:span> 201<text:span text:style-name="T29">7</text:span> transmission <text:span text:style-name="T30">24/25 August 2017</text:span></text:p>
      <text:p text:style-name="P4"><text:span text:style-name="T2">[0]</text:span><text:span text:style-name="T28"> Hey hey hey it's time for IT Stuff. And the big question this month: is it a terms of service violation to threaten nuclear war on Twitter?</text:span></text:p>
      <text:p text:style-name="P6"><text:span text:style-name="T5">[</text:span><text:span text:style-name="T8">2</text:span><text:span text:style-name="T7"> Min] </text:span><text:span text:style-name="T22">Let's get started. </text:span><text:span text:style-name="T23">You know when Crimewatch on the telly says don't have nightmares? Well we are the anti-crimewatch from a parallel universe and if you don't have nightmares after this there's summat wrong with you.</text:span></text:p>
      <text:p text:style-name="P7"><text:span text:style-name="T11">Smart gun hacked</text:span><text:span text:style-name="T21"> </text:span><text:span text:style-name="T24">- only fire when paired with a second piece of technology that identifies the shooter, like a fingerprint or </text:span><text:a xlink:type="simple" xlink:href="http://www.armatix.de/iP1-Pistol.779.0.html?&amp;L=1" office:target-frame-name="_blank" xlink:show="new" text:style-name="Internet_20_link" text:visited-style-name="Visited_20_Internet_20_Link"><text:span text:style-name="T24">Armatix IPI</text:span></text:a><text:span text:style-name="T24"> smart watch - ha ha no, strong magnets / block radio<text:line-break/></text:span><text:span text:style-name="T11">Ship tracker</text:span><text:span text:style-name="T21"> https://shiptracker.shodan.io/<text:line-break/></text:span><text:span text:style-name="T11">Killer car wash</text:span><text:span text:style-name="T21"> </text:span><text:a xlink:type="simple" xlink:href="http://www.pdqinc.com/car-wash-equipment/laserwash-360.asp" office:target-frame-name="_blank" xlink:show="new" text:style-name="Internet_20_link" text:visited-style-name="Visited_20_Internet_20_Link"><text:span text:style-name="T14">Laserwash</text:span></text:a><text:span text:style-name="T14"> </text:span><text:span text:style-name="T22">default password 12345, runs Windows CE unmaintained, been warning manuf since 2015<text:line-break/></text:span><text:span text:style-name="T12">Worst Data Leak Ever </text:span><text:span text:style-name="T24">Swedish government </text:span><text:span text:style-name="T25">moved all its data to the cloud,</text:span><text:span text:style-name="T24"> </text:span><text:span text:style-name="T25">it all leaked. All of it. Fighter pilots, police suspects, witness protection, <text:s/>Names, photos, and home addresses. All govenment owned vehicles. The director got the harshest punishment ever given to a Swedish government official: she was docked half a month’s pay. </text:span></text:p>
      <text:p text:style-name="P8"><text:span text:style-name="T1">[6 Min]</text:span><text:span text:style-name="T11"> </text:span><text:span text:style-name="T21">N</text:span><text:span text:style-name="T22">ext up a different kind of nightmare, this time last month we were worried about Soundcloud (wossat?) they were on the brink of bankruptcy </text:span><text:span text:style-name="T14">(why? business model)</text:span><text:span text:style-name="T22">, well in the nick of time they've been saved, but... </text:span><text:span text:style-name="T14">community efforts to mirror, cf. Geocities </text:span><text:span text:style-name="T26">-- also https://archive.org/details/georgeblood digitised 78s</text:span></text:p>
      <text:p text:style-name="P2">[10 Min] Something completely different <text:span text:style-name="T14">Hullcoin</text:span><text:span text:style-name="T27"> also bitcoin worth £££, various thefts</text:span></text:p>
      <text:p text:style-name="P10"><text:span text:style-name="T12">[1</text:span><text:span text:style-name="T13">2</text:span><text:span text:style-name="T12"> Min] </text:span><text:span text:style-name="T13">What Happened Next - Safestyle £70,000 &amp; Virgo Home Improvements </text:span>£80,000 <text:span text:style-name="T32">for phone calls</text:span></text:p>
      <text:p text:style-name="P3"><text:span text:style-name="T1">[1</text:span><text:span text:style-name="T9">4</text:span><text:span text:style-name="T1"> Min]</text:span><text:span text:style-name="T14"> </text:span><text:span text:style-name="T16">You're listening to IT Stuff </text:span><text:span text:style-name="T17">here </text:span><text:span text:style-name="T16">on BCB Radio, we're on 106.6fm, listen live on radioplayer, listen again, </text:span><text:span text:style-name="T18">youtubes, blablabla</text:span></text:p>
      <text:p text:style-name="P9"><text:span text:style-name="T9">[15 Min] </text:span><text:span text:style-name="T12">Combined [YOU POOP] and</text:span><text:span text:style-name="T7"> [WORLD OF STUFF]</text:span><text:span text:style-name="T9"> </text:span><text:span text:style-name="T24">Siggraph 2017 or would you rather talk about megabots? </text:span><text:span text:style-name="T26">or </text:span><text:span text:style-name="T25">Lazy Game Reviews https://www.youtube.com/user/phreakindee</text:span></text:p>
      <text:p text:style-name="P2"><text:span text:style-name="T31">[</text:span>19 Min] Singlarity watch https://purrli.com/ and Bixby</text:p>
      <text:p text:style-name="P9"><text:span text:style-name="T3">[</text:span><text:span text:style-name="T6">2</text:span><text:span text:style-name="T10">2</text:span><text:span text:style-name="T4"> Min] </text:span><text:span text:style-name="T9">Future</text:span><text:span text:style-name="T4"> Events<text:line-break/></text:span><text:span text:style-name="T12">Ladies of Code Summer Night Out </text:span>Thursday, August 31, 201<text:span text:style-name="T14">7 </text:span><text:span text:style-name="T25">7pm</text:span><text:span text:style-name="T24"> </text:span><text:span text:style-name="T25">Leeds somewhere https://www.meetup.com/Ladies-of-Code-Leeds/events/</text:span></text:p>
      <text:p text:style-name="P9"><text:span text:style-name="T16">Badonkadonk </text:span><text:span text:style-name="T19">13 September Turls Green spoons </text:span><text:span text:style-name="T20">7-9pm game creators in the Bradford area to play each others games (finished digital to paper protoypes to fully realised tabletop games), get face-to-face feedback and general tomfoolery.</text:span></text:p>
      <text:p text:style-name="P5"><text:span text:style-name="T15">Coder Dojo </text:span><text:span text:style-name="T26">still on hiatus until 30 September</text:span></text:p>
      <text:p text:style-name="P10"><text:span text:style-name="T3">[</text:span><text:span text:style-name="T4">2</text:span><text:span text:style-name="T10">5</text:span><text:span text:style-name="T4"> Min] Musicstuffs</text:span></text:p>
      <text:p text:style-name="P14"><text:span text:style-name="T4">V</text:span><text:span text:style-name="T1">icki Dale &amp; The Peter Pan Orchestra</text:span></text:p>
      <text:p text:style-name="P2">http://pitchfork.com/features/overtones/10091-do-androids-dream-of-electric-guitars-exploring-the-future-of-musical-ai/</text:p>
      <text:p text:style-name="P12">https://archive.org/details/78_i-want-a-hippopotamus-for-christmas_vicki-dale-the-peter-pan-orchestra_gbia0000281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0:40:21.943372363</meta:creation-date>
    <dc:date>2017-08-23T14:16:52.930209635</dc:date>
    <meta:editing-duration>PT13H7M56S</meta:editing-duration>
    <meta:editing-cycles>100</meta:editing-cycles>
    <meta:generator>LibreOffice/5.2.1.2$Linux_X86_64 LibreOffice_project/20m0$Build-2</meta:generator>
    <meta:document-statistic meta:table-count="0" meta:image-count="0" meta:object-count="0" meta:page-count="1" meta:paragraph-count="17" meta:word-count="387" meta:character-count="2705" meta:non-whitespace-character-count="2333"/>
  </office:meta>
</office:document-meta>
</file>